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auto-grow-height="true" fo:min-height="3.506cm"/>
    </style:style>
    <style:style style:name="pr4" style:family="presentation" style:parent-style-name="Android-outline1">
      <style:graphic-properties draw:auto-grow-height="true" fo:min-height="13.859cm"/>
    </style:style>
    <style:style style:name="pr5" style:family="presentation" style:parent-style-name="Android-title">
      <style:graphic-properties draw:fill-color="#ffffff" draw:auto-grow-height="true" fo:min-height="3.506cm"/>
    </style:style>
    <style:style style:name="pr6" style:family="presentation" style:parent-style-name="Android-outline1">
      <style:graphic-properties draw:fill-color="#ffffff" fo:min-height="13.86cm"/>
    </style:style>
    <style:style style:name="pr7" style:family="presentation" style:parent-style-name="Android-outline1">
      <style:graphic-properties draw:fill-color="#ffffff" draw:auto-grow-height="true" fo:min-height="13.501cm"/>
    </style:style>
    <style:style style:name="pr8" style:family="presentation" style:parent-style-name="Android-outline1">
      <style:graphic-properties draw:fill-color="#ffffff" draw:auto-grow-height="true" fo:min-height="13.86cm"/>
    </style:style>
    <style:style style:name="pr9" style:family="presentation" style:parent-style-name="Android-outline1">
      <style:graphic-properties draw:fill-color="#ffffff" fo:min-height="14.136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Abscissa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family-generic="swiss" style:font-pitch="variable"/>
    </style:style>
    <style:style style:name="T3" style:family="text">
      <style:text-properties fo:font-family="Consolas" style:font-pitch="fixed"/>
    </style:style>
    <style:style style:name="T4" style:family="text">
      <style:text-properties fo:font-family="Consolas" style:font-pitch="fixed" fo:font-size="28pt" style:font-size-asian="28pt" style:font-size-complex="28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Android</text:span><text:span text:style-name="T1"><text:line-break/></text:span><text:span text:style-name="T1">Security Overview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cets of Secur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ernel Security</text:p>
                <text:list>
                  <text:list-item>
                    <text:p>Processes, files, and users</text:p>
                  </text:list-item>
                </text:list>
              </text:list-item>
              <text:list-item>
                <text:p>Permissions System</text:p>
                <text:list>
                  <text:list-item>
                    <text:p>Protecting system functionality from SDK apps</text:p>
                  </text:list-item>
                  <text:list-item>
                    <text:p>Giving users knowledge, control over app behavior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Secur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inux and Users</text:p>
                <text:list>
                  <text:list-item>
                    <text:p>Each process is run under a user account</text:p>
                  </text:list-item>
                  <text:list-item>
                    <text:p>Each file is owned by a user (and a group)</text:p>
                  </text:list-item>
                  <text:list-item>
                    <text:p>Each file has permission bits</text:p>
                    <text:list>
                      <text:list-item>
                        <text:p>Read, write, execute</text:p>
                      </text:list-item>
                      <text:list-item>
                        <text:p>User, group, all</text:p>
                      </text:list-item>
                    </text:list>
                  </text:list-item>
                  <text:list-item>
                    <text:p>Net: process can only access subset of file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Security</text:p>
          </draw:text-box>
        </draw:frame>
        <draw:frame presentation:style-name="pr4" draw:layer="layout" svg:width="25.199cm" svg:height="13.93cm" svg:x="1.4cm" svg:y="4.914cm" presentation:class="outline" presentation:user-transformed="true">
          <draw:text-box>
            <text:list text:style-name="L2">
              <text:list-item>
                <text:p>Android, Apps, and Users</text:p>
                <text:list>
                  <text:list-item>
                    <text:p>Each application, by default, gets unique user account</text:p>
                    <text:list>
                      <text:list-item>
                        <text:p>Application's processes run as that user</text:p>
                      </text:list-item>
                      <text:list-item>
                        <text:p>Application's on-flash files owned by that user and default to full control for user, deny all for others</text:p>
                      </text:list-item>
                    </text:list>
                  </text:list-item>
                  <text:list-item>
                    <text:p>Override possible</text:p>
                    <text:list>
                      <text:list-item>
                        <text:p><text:span text:style-name="T2">android:sharedUserId</text:span> in manifest</text:p>
                      </text:list-item>
                      <text:list-item>
                        <text:p>Requires apps to be signed by same ke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Secur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cenario: OpenCORE Hack</text:p>
                <text:list>
                  <text:list-item>
                    <text:p>Buffer overrun in multimedia engine</text:p>
                  </text:list-item>
                  <text:list-item>
                    <text:p>Multimedia playback handled by own process, run as unique user</text:p>
                  </text:list-item>
                  <text:list-item>
                    <text:p>Net: hacker cannot access rest of system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Theory of Permissions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Determining Who Can Do What</text:p>
              </text:list-item>
              <text:list-item>
                <text:p>Three Levels</text:p>
                <text:list>
                  <text:list-item>
                    <text:p>System permissions</text:p>
                    <text:list>
                      <text:list-item>
                        <text:p>Can only be held by applications signed by firmware signing key</text:p>
                      </text:list-item>
                    </text:list>
                  </text:list-item>
                  <text:list-item>
                    <text:p>Standard permissions</text:p>
                  </text:list-item>
                  <text:list-item>
                    <text:p>Custom permissions</text:p>
                    <text:list>
                      <text:list-item>
                        <text:p>Defined/used by your applic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Theory of Permissions</text:p>
          </draw:text-box>
        </draw:frame>
        <draw:frame presentation:style-name="pr6" draw:text-style-name="P5" draw:layer="layout" svg:width="25.199cm" svg:height="14.203cm" svg:x="1.4cm" svg:y="4.914cm" presentation:class="outline" presentation:user-transformed="true">
          <draw:text-box>
            <text:list text:style-name="L2">
              <text:list-item>
                <text:p text:style-name="P4">Presentation of Permissions</text:p>
                <text:list>
                  <text:list-item>
                    <text:p text:style-name="P4">At install time (e.g., Android Market)</text:p>
                    <text:list>
                      <text:list-item>
                        <text:p text:style-name="P4">Not visible during development!</text:p>
                      </text:list-item>
                    </text:list>
                  </text:list-item>
                  <text:list-item>
                    <text:p text:style-name="P4">User can skip the install if permissions required are deemed unsuitable</text:p>
                  </text:list-item>
                  <text:list-item>
                    <text:p text:style-name="P4">Side Effects</text:p>
                    <text:list>
                      <text:list-item>
                        <text:p text:style-name="P4">Must list all possible permissions used up front</text:p>
                      </text:list-item>
                      <text:list-item>
                        <text:p text:style-name="P4">Cannot lazy-request permissions only when<text:line-break/>need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3T6" xml:id="id8" draw:id="id8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Requesting Permissions</text:p>
          </draw:text-box>
        </draw:frame>
        <draw:frame presentation:style-name="pr7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Step #1: Find the Permission You Need</text:p>
                <text:list>
                  <text:list-item>
                    <text:p text:style-name="P4">Many Android-supplied permissions defined in Android documentation “List of Permissions”</text:p>
                  </text:list-item>
                  <text:list-item>
                    <text:p text:style-name="P4">Permissions for third-party applications hopefully documented by them</text:p>
                  </text:list-item>
                  <text:list-item>
                    <text:p text:style-name="P4">You need the fully-qualified name</text:p>
                    <text:list>
                      <text:list-item>
                        <text:p text:style-name="P4">E.g., <text:span text:style-name="T3">android.permission.INT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3T6" xml:id="id9" draw:id="id9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Requesting Permissions</text:p>
          </draw:text-box>
        </draw:frame>
        <draw:frame presentation:style-name="pr7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Step #2: Add <text:span text:style-name="T3">&lt;uses-permission&gt;</text:span> to Manifest</text:p>
                <text:list>
                  <text:list-item>
                    <text:p text:style-name="P4"><text:span text:style-name="T4">android:name=“name.of.desired.PERMISSION”</text:span></text:p>
                  </text:list-item>
                </text:list>
              </text:list-item>
              <text:list-item>
                <text:p text:style-name="P4">Step #3: There Is No Step #3</text:p>
                <text:list>
                  <text:list-item>
                    <text:p text:style-name="P4">Everything else handled by the framework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Common System Permissions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ACCESS_COARSE_LOCATION</text:span></text:p>
                <text:list>
                  <text:list-item>
                    <text:p text:style-name="P4">Can you find the user via WiFi, CellID, etc.?</text:p>
                  </text:list-item>
                </text:list>
              </text:list-item>
              <text:list-item>
                <text:p text:style-name="P4"><text:span text:style-name="T3">ACCESS_FINE_LOCATION</text:span></text:p>
                <text:list>
                  <text:list-item>
                    <text:p text:style-name="P4">Can you find the user via GPS?</text:p>
                  </text:list-item>
                </text:list>
              </text:list-item>
              <text:list-item>
                <text:p text:style-name="P4"><text:span text:style-name="T3">CALL_PHONE</text:span></text:p>
                <text:list>
                  <text:list-item>
                    <text:p text:style-name="P4">Can you directly place a phone call, skipping<text:line-break/>the Dialer?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Common System Permissions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INTERNET</text:span></text:p>
                <text:list>
                  <text:list-item>
                    <text:p text:style-name="P4">Can you access the Internet via widgets or Java APIs?</text:p>
                  </text:list-item>
                </text:list>
              </text:list-item>
              <text:list-item>
                <text:p text:style-name="P4"><text:span text:style-name="T3">READ_CONTACTS</text:span></text:p>
                <text:list>
                  <text:list-item>
                    <text:p text:style-name="P4">Can you access contact data, including the list of contacts?</text:p>
                  </text:list-item>
                </text:list>
              </text:list-item>
              <text:list-item>
                <text:p text:style-name="P4"><text:span text:style-name="T3">WRITE_CONTACTS</text:span></text:p>
                <text:list>
                  <text:list-item>
                    <text:p text:style-name="P4">Can you modify contact data?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3T6" xml:id="id12" draw:id="id12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5">Guidelines: Requesting Permissions</text:span></text:p>
          </draw:text-box>
        </draw:frame>
        <draw:frame presentation:style-name="pr7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The Fewer, The Better</text:p>
                <text:list>
                  <text:list-item>
                    <text:p text:style-name="P4">Users may be scared if you ask for too much access</text:p>
                  </text:list-item>
                </text:list>
              </text:list-item>
              <text:list-item>
                <text:p text:style-name="P4">Justify Yourself</text:p>
                <text:list>
                  <text:list-item>
                    <text:p text:style-name="P4">Apps that lack Internet-requiring features should not need <text:span text:style-name="T3">INTERNET</text:span> permission</text:p>
                    <text:list>
                      <text:list-item>
                        <text:p text:style-name="P4">Even if some other code of yours needs it<text:line-break/>(e.g., analytics, ad network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3T6" xml:id="id13" draw:id="id13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Requiring Permissions</text:p>
          </draw:text-box>
        </draw:frame>
        <draw:frame presentation:style-name="pr7" draw:text-style-name="P7" draw:layer="layout" svg:width="24.635cm" svg:height="14.422cm" svg:x="1.4cm" svg:y="4.914cm" presentation:class="outline" presentation:user-transformed="true">
          <draw:text-box>
            <text:list text:style-name="L2">
              <text:list-item>
                <text:p text:style-name="P4">Step #1: Add <text:span text:style-name="T3">&lt;permission&gt;</text:span> element</text:p>
                <text:list>
                  <text:list-item>
                    <text:p>Defines a permission, does not mandate its enforcement anywhere</text:p>
                  </text:list-item>
                  <text:list-item>
                    <text:p><text:span text:style-name="T3">android:name</text:span> provides a unique in your namespace</text:p>
                    <text:list>
                      <text:list-item>
                        <text:p>E.g., <text:span text:style-name="T3">com.myfirm.permission.FOO</text:span></text:p>
                      </text:list-item>
                    </text:list>
                  </text:list-item>
                  <text:list-item>
                    <text:p><text:span text:style-name="T3">android:label</text:span> provides short name</text:p>
                  </text:list-item>
                  <text:list-item>
                    <text:p><text:span text:style-name="T3">android:description</text:span> provides longer<text:line-break/>explanation (sentence)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3T6" xml:id="id14" draw:id="id14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Requiring Permissions</text:p>
          </draw:text-box>
        </draw:frame>
        <draw:frame presentation:style-name="pr7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Step #2: Add <text:span text:style-name="T3">android:permission</text:span> attribute to your <text:span text:style-name="T3">&lt;activity&gt;</text:span> element</text:p>
                <text:list>
                  <text:list-item>
                    <text:p>Value is the <text:span text:style-name="T3">android:name</text:span> from the <text:span text:style-name="T3">&lt;permission&gt;</text:span> element</text:p>
                  </text:list-item>
                </text:list>
              </text:list-item>
              <text:list-item>
                <text:p>Everything else is handled by the Android framework</text:p>
              </text:list-item>
              <text:list-item>
                <text:p>More Complex Options Available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3T6" xml:id="id15" draw:id="id15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4">Guidelines: Requiring Permissions</text:p>
          </draw:text-box>
        </draw:frame>
        <draw:frame presentation:style-name="pr7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You Only Get One (per component)</text:p>
                <text:list>
                  <text:list-item>
                    <text:p text:style-name="P4"><text:span text:style-name="T3">android:permission</text:span> is an attribute, not an element</text:p>
                  </text:list-item>
                  <text:list-item>
                    <text:p text:style-name="P4">Hence, any single component can only require one permission</text:p>
                  </text:list-item>
                  <text:list-item>
                    <text:p text:style-name="P4">An application can require more than one, for<text:line-break/>separate components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4">Guidelines: Requiring Permissions</text:p>
          </draw:text-box>
        </draw:frame>
        <draw:frame presentation:style-name="pr9" draw:text-style-name="P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Use Your Own Name</text:p>
                <text:list>
                  <text:list-item>
                    <text:p text:style-name="P4">Do not redefine a system permission</text:p>
                  </text:list-item>
                </text:list>
              </text:list-item>
              <text:list-item>
                <text:p text:style-name="P4">Know Your Users</text:p>
                <text:list>
                  <text:list-item>
                    <text:p text:style-name="P4">Users will see the permission on install</text:p>
                  </text:list-item>
                  <text:list-item>
                    <text:p text:style-name="P4">Users need to understand the permission's meaning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5.87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20:13:07</dc:date>
    <meta:printed-by>Mark Murphy</meta:printed-by>
    <meta:print-date>2010-11-12T11:14:51</meta:print-date>
    <dc:language>en-US</dc:language>
    <meta:editing-cycles>145</meta:editing-cycles>
    <meta:editing-duration>P1DT43M54S</meta:editing-duration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